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f030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Horizontal_20_Line">
      <style:paragraph-properties fo:margin-top="0in" fo:margin-bottom="0.0972in" style:contextual-spacing="false" fo:line-height="115%"/>
    </style:style>
    <style:style style:name="P5" style:family="paragraph" style:parent-style-name="Heading_20_1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officeooo:rsid="000ff030" officeooo:paragraph-rsid="000ff030"/>
    </style:style>
    <style:style style:name="P9" style:family="paragraph" style:parent-style-name="Text_20_body" style:list-style-name="L4"/>
    <style:style style:name="T1" style:family="text">
      <style:text-properties officeooo:rsid="000ff03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1. AI-агент для OCR документов</text:span></text:h>
      <text:h text:style-name="P2" text:outline-level="2"><text:span text:style-name="Strong_20_Emphasis">Практические темы:</text:span></text:h>
      <text:list text:style-name="L1">
        <text:list-item>
          <text:p text:style-name="P3">Подключение файлов/сканов в n8n</text:p>
        </text:list-item>
        <text:list-item>
          <text:p text:style-name="P3">Работа с кастомной нодой <text:span text:style-name="Strong_20_Emphasis">OCR</text:span></text:p>
        </text:list-item>
        <text:list-item>
          <text:p text:style-name="P3">Разбор результата</text:p>
        </text:list-item>
      </text:list>
      <text:p text:style-name="P4"/>
      <text:h text:style-name="P5" text:outline-level="1"><text:span text:style-name="Strong_20_Emphasis">2. AI-агент для парсинга Росстата</text:span></text:h>
      <text:h text:style-name="P2" text:outline-level="2"><text:span text:style-name="Strong_20_Emphasis">Практические темы:</text:span></text:h>
      <text:list text:style-name="L2">
        <text:list-item>
          <text:p text:style-name="P6"><text:span text:style-name="T1">Получение</text:span> <text:span text:style-name="T1">данных</text:span> <text:span text:style-name="T1">с сайта</text:span> Росстата</text:p>
        </text:list-item>
        <text:list-item>
          <text:p text:style-name="P6">Использование кастомной ноды <text:span text:style-name="Strong_20_Emphasis">LLM</text:span> для извлечения таблиц <text:span text:style-name="T1">и фильтрации данных</text:span></text:p>
        </text:list-item>
        <text:list-item>
          <text:p text:style-name="P6">Экспорт <text:span text:style-name="T1">полученных данных в Excel/pdf/...</text:span></text:p>
        </text:list-item>
      </text:list>
      <text:p text:style-name="P4"/>
      <text:h text:style-name="P5" text:outline-level="1"><text:span text:style-name="Strong_20_Emphasis">3. RPA-робот для 1С</text:span></text:h>
      <text:h text:style-name="P2" text:outline-level="2"><text:span text:style-name="Strong_20_Emphasis">Практические темы:</text:span></text:h>
      <text:list text:style-name="L3">
        <text:list-item>
          <text:p text:style-name="P7">Автоматизация 1С через кастомную Puppeteer-ноду</text:p>
        </text:list-item>
        <text:list-item>
          <text:p text:style-name="P7">Навигация и клики по элементам</text:p>
        </text:list-item>
        <text:list-item>
          <text:p text:style-name="P8">получение данных при помощи puppeteer</text:p>
        </text:list-item>
        <text:list-item>
          <text:p text:style-name="P7">Запись <text:span text:style-name="T1">данных при помощи puppeteer</text:span></text:p>
        </text:list-item>
      </text:list>
      <text:p text:style-name="P4"/>
      <text:h text:style-name="P5" text:outline-level="1"><text:span text:style-name="Strong_20_Emphasis">4. Чат-бот с RAG</text:span></text:h>
      <text:h text:style-name="P2" text:outline-level="2"><text:span text:style-name="Strong_20_Emphasis">Практические темы:</text:span></text:h>
      <text:list text:style-name="L4">
        <text:list-item>
          <text:p text:style-name="P9">Генерация эмбеддингов через кастомную ноду <text:span text:style-name="Strong_20_Emphasis">Embeddings</text:span></text:p>
        </text:list-item>
        <text:list-item>
          <text:p text:style-name="P9">RAG-цепочка: поиск контекста + генерация ответа</text:p>
        </text:list-item>
        <text:list-item>
          <text:p text:style-name="P9">Подключение Telegram-бота/<text:span text:style-name="T1">использование бота как есть через веб интерфейс</text:span><text:span text:style-name="Strong_20_Emphasis"><text:span text:style-name="T1">s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10:44:22.522851918</meta:creation-date>
    <meta:print-date>2025-12-12T11:01:19.738179885</meta:print-date>
    <meta:printed-by>PDF files</meta:printed-by>
    <dc:date>2025-12-12T11:03:56.079446354</dc:date>
    <meta:editing-duration>PT2M36S</meta:editing-duration>
    <meta:editing-cycles>1</meta:editing-cycles>
    <meta:document-statistic meta:table-count="0" meta:image-count="0" meta:object-count="0" meta:page-count="1" meta:paragraph-count="21" meta:word-count="110" meta:character-count="730" meta:non-whitespace-character-count="654"/>
    <meta:generator>LibreOffice/25.2.6.2$Linux_AARCH64 LibreOffice_project/520$Build-2</meta:generator>
  </office:meta>
</office:document-meta>
</file>